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209cm"/>
    </style:style>
    <style:style style:name="co2" style:family="table-column">
      <style:table-column-properties fo:break-before="auto" style:column-width="6.78cm"/>
    </style:style>
    <style:style style:name="co3" style:family="table-column">
      <style:table-column-properties fo:break-before="auto" style:column-width="12.037cm"/>
    </style:style>
    <style:style style:name="co4" style:family="table-column">
      <style:table-column-properties fo:break-before="auto" style:column-width="11.00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027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44794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3deb3d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>
            <text:p>Question blocks</text:p>
          </table:table-cell>
          <table:table-cell table:style-name="ce1" office:value-type="string">
            <text:p>Question codes</text:p>
          </table:table-cell>
          <table:table-cell table:style-name="ce1" office:value-type="string">
            <text:p>Answer codes</text:p>
          </table:table-cell>
          <table:table-cell table:style-name="ce1" table:number-columns-repeated="1019"/>
        </table:table-row>
        <table:table-row table:style-name="ro2">
          <table:table-cell table:style-name="ce2" office:value-type="string" table:number-columns-spanned="1" table:number-rows-spanned="5">
            <text:p><text:s text:c="4"/>user_interview__user_identify</text:p>
          </table:table-cell>
          <table:table-cell table:style-name="ce2" office:value-type="string" table:number-columns-spanned="1" table:number-rows-spanned="5">
            <text:p>user_interview__user_identify__q1</text:p>
          </table:table-cell>
          <table:table-cell table:style-name="ce3" office:value-type="string">
            <text:p>user_interview__user_identify__q1__model_pro</text:p>
          </table:table-cell>
          <table:table-cell office:value-type="string">
            <text:p>modella professionista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 table:style-name="ce3" office:value-type="string">
            <text:p>user_interview__user_identify__q1__model_beginner</text:p>
          </table:table-cell>
          <table:table-cell office:value-type="string">
            <text:p>modella emergente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 table:style-name="ce3" office:value-type="string">
            <text:p>user_interview__user_identify__q1__photo_passionate</text:p>
          </table:table-cell>
          <table:table-cell office:value-type="string">
            <text:p>appassionata di foto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 table:style-name="ce3" office:value-type="string">
            <text:p>user_interview__user_identify__q1__fashion_passionate</text:p>
          </table:table-cell>
          <table:table-cell office:value-type="string">
            <text:p>appassionata di moda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 table:style-name="ce3" office:value-type="string">
            <text:p>user_interview__user_identify__q1__just_for_fun</text:p>
          </table:table-cell>
          <table:table-cell office:value-type="string">
            <text:p>solo per divertimento</text:p>
          </table:table-cell>
          <table:table-cell table:number-columns-repeated="1018"/>
        </table:table-row>
        <table:table-row table:style-name="ro2">
          <table:table-cell table:number-columns-repeated="1022"/>
        </table:table-row>
        <table:table-row table:style-name="ro2">
          <table:table-cell table:style-name="ce2" office:value-type="string" table:number-columns-spanned="1" table:number-rows-spanned="10">
            <text:p><text:s text:c="4"/>user_interview__model_pro</text:p>
          </table:table-cell>
          <table:table-cell office:value-type="string">
            <text:p>user_interview__model_pro__q1</text:p>
          </table:table-cell>
          <table:table-cell table:style-name="ce3" office:value-type="string">
            <text:p>user_interview__model_pro__q1__answer</text:p>
          </table:table-cell>
          <table:table-cell office:value-type="string">
            <text:p>Parlaci un po' di te, dove sei nata e quali sono le tue passioni</text:p>
          </table:table-cell>
          <table:table-cell table:number-columns-repeated="1018"/>
        </table:table-row>
        <table:table-row table:style-name="ro2">
          <table:covered-table-cell/>
          <table:table-cell office:value-type="string">
            <text:p>user_interview__model_pro__q2</text:p>
          </table:table-cell>
          <table:table-cell table:style-name="ce3" office:value-type="string">
            <text:p>user_interview__model_pro__q2__answer</text:p>
          </table:table-cell>
          <table:table-cell office:value-type="string">
            <text:p>Come è iniziata la tua avventura nel mondo della moda?</text:p>
          </table:table-cell>
          <table:table-cell table:number-columns-repeated="1018"/>
        </table:table-row>
        <table:table-row table:style-name="ro2">
          <table:covered-table-cell/>
          <table:table-cell office:value-type="string">
            <text:p>user_interview__model_pro__q3</text:p>
          </table:table-cell>
          <table:table-cell table:style-name="ce3" office:value-type="string">
            <text:p>user_interview__model_pro__q3__answer</text:p>
          </table:table-cell>
          <table:table-cell office:value-type="string">
            <text:p>Definisci quello che secondo te è la "bellezza"?</text:p>
          </table:table-cell>
          <table:table-cell table:number-columns-repeated="1018"/>
        </table:table-row>
        <table:table-row table:style-name="ro2">
          <table:covered-table-cell/>
          <table:table-cell office:value-type="string">
            <text:p>user_interview__model_pro__q4</text:p>
          </table:table-cell>
          <table:table-cell table:style-name="ce3" office:value-type="string">
            <text:p>user_interview__model_pro__q4__answer</text:p>
          </table:table-cell>
          <table:table-cell office:value-type="string">
            <text:p>Il tuo pregio più grande e il tuo "peggior" difetto?</text:p>
          </table:table-cell>
          <table:table-cell table:number-columns-repeated="1018"/>
        </table:table-row>
        <table:table-row table:style-name="ro2">
          <table:covered-table-cell/>
          <table:table-cell office:value-type="string">
            <text:p>user_interview__model_pro__q5</text:p>
          </table:table-cell>
          <table:table-cell table:style-name="ce3" office:value-type="string">
            <text:p>user_interview__model_pro__q5__answer</text:p>
          </table:table-cell>
          <table:table-cell office:value-type="string">
            <text:p>Quali sono i tuoi look preferiti?</text:p>
          </table:table-cell>
          <table:table-cell table:number-columns-repeated="1018"/>
        </table:table-row>
        <table:table-row table:style-name="ro2">
          <table:covered-table-cell/>
          <table:table-cell office:value-type="string">
            <text:p>user_interview__model_pro__q6</text:p>
          </table:table-cell>
          <table:table-cell table:style-name="ce3" office:value-type="string">
            <text:p>user_interview__model_pro__q6__answer</text:p>
          </table:table-cell>
          <table:table-cell office:value-type="string">
            <text:p>Una massima o un motto in cui ti rispecchi?</text:p>
          </table:table-cell>
          <table:table-cell table:number-columns-repeated="1018"/>
        </table:table-row>
        <table:table-row table:style-name="ro2">
          <table:covered-table-cell/>
          <table:table-cell office:value-type="string">
            <text:p>user_interview__model_pro__q7</text:p>
          </table:table-cell>
          <table:table-cell table:style-name="ce3" office:value-type="string">
            <text:p>user_interview__model_pro__q7__answer</text:p>
          </table:table-cell>
          <table:table-cell office:value-type="string">
            <text:p>La tua giornata tipo?</text:p>
          </table:table-cell>
          <table:table-cell table:number-columns-repeated="1018"/>
        </table:table-row>
        <table:table-row table:style-name="ro2">
          <table:covered-table-cell/>
          <table:table-cell office:value-type="string">
            <text:p>user_interview__model_pro__q8</text:p>
          </table:table-cell>
          <table:table-cell table:style-name="ce3" office:value-type="string">
            <text:p>user_interview__model_pro__q8__answer</text:p>
          </table:table-cell>
          <table:table-cell office:value-type="string">
            <text:p>Alcune persone che ritieni importanti con cui hai lavorato?</text:p>
          </table:table-cell>
          <table:table-cell table:number-columns-repeated="1018"/>
        </table:table-row>
        <table:table-row table:style-name="ro2">
          <table:covered-table-cell/>
          <table:table-cell office:value-type="string">
            <text:p>user_interview__model_pro__q9</text:p>
          </table:table-cell>
          <table:table-cell table:style-name="ce3" office:value-type="string">
            <text:p>user_interview__model_pro__q9__answer</text:p>
          </table:table-cell>
          <table:table-cell office:value-type="string">
            <text:p>E' stata dura arrivare ai tuoi risultati?</text:p>
          </table:table-cell>
          <table:table-cell table:number-columns-repeated="1018"/>
        </table:table-row>
        <table:table-row table:style-name="ro2">
          <table:covered-table-cell/>
          <table:table-cell office:value-type="string">
            <text:p>user_interview__model_pro__q10</text:p>
          </table:table-cell>
          <table:table-cell table:style-name="ce3" office:value-type="string">
            <text:p>user_interview__model_pro__q10__answer</text:p>
          </table:table-cell>
          <table:table-cell office:value-type="string">
            <text:p>Qualche consiglio per chi vorrebbe entrare nel mondo della moda?</text:p>
          </table:table-cell>
          <table:table-cell table:number-columns-repeated="1018"/>
        </table:table-row>
        <table:table-row table:style-name="ro2">
          <table:table-cell table:number-columns-repeated="1022"/>
        </table:table-row>
        <table:table-row table:style-name="ro2">
          <table:table-cell table:style-name="ce2" office:value-type="string" table:number-columns-spanned="1" table:number-rows-spanned="11">
            <text:p><text:s text:c="4"/>user_interview__model_beginner</text:p>
          </table:table-cell>
          <table:table-cell office:value-type="string">
            <text:p>user_interview__model_beginner__q1</text:p>
          </table:table-cell>
          <table:table-cell table:style-name="ce3" office:value-type="string">
            <text:p>user_interview__model_beginner__q1_answer</text:p>
          </table:table-cell>
          <table:table-cell office:value-type="string">
            <text:p>Parlaci un po' di te, dove sei nata e quali sono le tue passioni</text:p>
          </table:table-cell>
          <table:table-cell table:number-columns-repeated="1018"/>
        </table:table-row>
        <table:table-row table:style-name="ro2">
          <table:covered-table-cell/>
          <table:table-cell office:value-type="string">
            <text:p>user_interview__model_beginner__q2</text:p>
          </table:table-cell>
          <table:table-cell table:style-name="ce3" office:value-type="string">
            <text:p>user_interview__model_beginner__q2_answer</text:p>
          </table:table-cell>
          <table:table-cell office:value-type="string">
            <text:p>Com'è nata la tua passione per il mondo della moda?</text:p>
          </table:table-cell>
          <table:table-cell table:number-columns-repeated="1018"/>
        </table:table-row>
        <table:table-row table:style-name="ro2">
          <table:covered-table-cell/>
          <table:table-cell office:value-type="string">
            <text:p>user_interview__model_beginner__q3</text:p>
          </table:table-cell>
          <table:table-cell table:style-name="ce3" office:value-type="string">
            <text:p>user_interview__model_beginner__q3_answer</text:p>
          </table:table-cell>
          <table:table-cell office:value-type="string">
            <text:p>La ragione principale per cui ti piacerebbe lavorare nel mondo della moda?</text:p>
          </table:table-cell>
          <table:table-cell table:number-columns-repeated="1018"/>
        </table:table-row>
        <table:table-row table:style-name="ro2">
          <table:covered-table-cell/>
          <table:table-cell office:value-type="string">
            <text:p>user_interview__model_beginner__q4</text:p>
          </table:table-cell>
          <table:table-cell table:style-name="ce3" office:value-type="string">
            <text:p>user_interview__model_beginner__q4_answer</text:p>
          </table:table-cell>
          <table:table-cell office:value-type="string">
            <text:p>Definisci quello che secondo te è la "bellezza"?</text:p>
          </table:table-cell>
          <table:table-cell table:number-columns-repeated="1018"/>
        </table:table-row>
        <table:table-row table:style-name="ro2">
          <table:covered-table-cell/>
          <table:table-cell office:value-type="string">
            <text:p>user_interview__model_beginner__q5</text:p>
          </table:table-cell>
          <table:table-cell table:style-name="ce3" office:value-type="string">
            <text:p>user_interview__model_beginner__q5_answer</text:p>
          </table:table-cell>
          <table:table-cell office:value-type="string">
            <text:p>Ti piacerebbe diventare la nuova Miss...</text:p>
          </table:table-cell>
          <table:table-cell table:number-columns-repeated="1018"/>
        </table:table-row>
        <table:table-row table:style-name="ro2">
          <table:covered-table-cell/>
          <table:table-cell office:value-type="string">
            <text:p>user_interview__model_beginner__q6</text:p>
          </table:table-cell>
          <table:table-cell table:style-name="ce3" office:value-type="string">
            <text:p>user_interview__model_beginner__q6_answer</text:p>
          </table:table-cell>
          <table:table-cell office:value-type="string">
            <text:p>La tua giornata tipo?</text:p>
          </table:table-cell>
          <table:table-cell table:number-columns-repeated="1018"/>
        </table:table-row>
        <table:table-row table:style-name="ro2">
          <table:covered-table-cell/>
          <table:table-cell office:value-type="string">
            <text:p>user_interview__model_beginner__q7</text:p>
          </table:table-cell>
          <table:table-cell table:style-name="ce3" office:value-type="string">
            <text:p>user_interview__model_beginner__q7_answer</text:p>
          </table:table-cell>
          <table:table-cell office:value-type="string">
            <text:p>Lo/la stilista per cui vorresti sfilare?</text:p>
          </table:table-cell>
          <table:table-cell table:number-columns-repeated="1018"/>
        </table:table-row>
        <table:table-row table:style-name="ro2">
          <table:covered-table-cell/>
          <table:table-cell office:value-type="string">
            <text:p>user_interview__model_beginner__q8</text:p>
          </table:table-cell>
          <table:table-cell table:style-name="ce3" office:value-type="string">
            <text:p>user_interview__model_beginner__q8_answer</text:p>
          </table:table-cell>
          <table:table-cell office:value-type="string">
            <text:p>La tua modella ispiratrice?</text:p>
          </table:table-cell>
          <table:table-cell table:number-columns-repeated="1018"/>
        </table:table-row>
        <table:table-row table:style-name="ro2">
          <table:covered-table-cell/>
          <table:table-cell office:value-type="string">
            <text:p>user_interview__model_beginner__q9</text:p>
          </table:table-cell>
          <table:table-cell table:style-name="ce3" office:value-type="string">
            <text:p>user_interview__model_beginner__q9_answer</text:p>
          </table:table-cell>
          <table:table-cell office:value-type="string">
            <text:p>Quali sono i tuoi look preferiti?</text:p>
          </table:table-cell>
          <table:table-cell table:number-columns-repeated="1018"/>
        </table:table-row>
        <table:table-row table:style-name="ro2">
          <table:covered-table-cell/>
          <table:table-cell office:value-type="string">
            <text:p>user_interview__model_beginner__q10</text:p>
          </table:table-cell>
          <table:table-cell table:style-name="ce3" office:value-type="string">
            <text:p>user_interview__model_beginner__q10_answer</text:p>
          </table:table-cell>
          <table:table-cell office:value-type="string">
            <text:p>Colore preferito</text:p>
          </table:table-cell>
          <table:table-cell table:number-columns-repeated="1018"/>
        </table:table-row>
        <table:table-row table:style-name="ro2">
          <table:covered-table-cell/>
          <table:table-cell office:value-type="string">
            <text:p>user_interview__model_beginner__q11</text:p>
          </table:table-cell>
          <table:table-cell table:style-name="ce3" office:value-type="string">
            <text:p>user_interview__model_beginner__q11_answer</text:p>
          </table:table-cell>
          <table:table-cell office:value-type="string">
            <text:p>Convinci la gente a darti un voto</text:p>
          </table:table-cell>
          <table:table-cell table:number-columns-repeated="1018"/>
        </table:table-row>
        <table:table-row table:style-name="ro2">
          <table:table-cell table:number-columns-repeated="1022"/>
        </table:table-row>
        <table:table-row table:style-name="ro2">
          <table:table-cell table:style-name="ce2" office:value-type="string" table:number-columns-spanned="1" table:number-rows-spanned="6">
            <text:p><text:s text:c="4"/>user_interview__photo_passionate</text:p>
          </table:table-cell>
          <table:table-cell office:value-type="string">
            <text:p>user_interview__photo_passionate__q1</text:p>
          </table:table-cell>
          <table:table-cell table:style-name="ce3" office:value-type="string">
            <text:p>user_interview__photo_passionate__q1_answer</text:p>
          </table:table-cell>
          <table:table-cell office:value-type="string">
            <text:p>Parlaci un po' di te, dove sei nata e quali sono le tue passioni</text:p>
          </table:table-cell>
          <table:table-cell table:number-columns-repeated="1018"/>
        </table:table-row>
        <table:table-row table:style-name="ro2">
          <table:covered-table-cell/>
          <table:table-cell office:value-type="string">
            <text:p>user_interview__photo_passionate__q2</text:p>
          </table:table-cell>
          <table:table-cell table:style-name="ce3" office:value-type="string">
            <text:p>user_interview__photo_passionate__q2_answer</text:p>
          </table:table-cell>
          <table:table-cell office:value-type="string">
            <text:p>La tua giornata tipo?</text:p>
          </table:table-cell>
          <table:table-cell table:number-columns-repeated="1018"/>
        </table:table-row>
        <table:table-row table:style-name="ro2">
          <table:covered-table-cell/>
          <table:table-cell office:value-type="string">
            <text:p>user_interview__photo_passionate__q3</text:p>
          </table:table-cell>
          <table:table-cell table:style-name="ce3" office:value-type="string">
            <text:p>user_interview__photo_passionate__q3_answer</text:p>
          </table:table-cell>
          <table:table-cell office:value-type="string">
            <text:p>Quali sono i tuoi look preferiti?</text:p>
          </table:table-cell>
          <table:table-cell table:number-columns-repeated="1018"/>
        </table:table-row>
        <table:table-row table:style-name="ro2">
          <table:covered-table-cell/>
          <table:table-cell office:value-type="string">
            <text:p>user_interview__photo_passionate__q4</text:p>
          </table:table-cell>
          <table:table-cell table:style-name="ce3" office:value-type="string">
            <text:p>user_interview__photo_passionate__q4_answer</text:p>
          </table:table-cell>
          <table:table-cell office:value-type="string">
            <text:p>Cosa ti appassiona di più della fotografia?</text:p>
          </table:table-cell>
          <table:table-cell table:number-columns-repeated="1018"/>
        </table:table-row>
        <table:table-row table:style-name="ro2">
          <table:covered-table-cell/>
          <table:table-cell office:value-type="string">
            <text:p>user_interview__photo_passionate__q5</text:p>
          </table:table-cell>
          <table:table-cell table:style-name="ce3" office:value-type="string">
            <text:p>user_interview__photo_passionate__q5_answer</text:p>
          </table:table-cell>
          <table:table-cell office:value-type="string">
            <text:p>Definisci quello che secondo te è la "bellezza"?</text:p>
          </table:table-cell>
          <table:table-cell table:number-columns-repeated="1018"/>
        </table:table-row>
        <table:table-row table:style-name="ro2">
          <table:covered-table-cell/>
          <table:table-cell office:value-type="string">
            <text:p>user_interview__photo_passionate__q6</text:p>
          </table:table-cell>
          <table:table-cell table:style-name="ce3" office:value-type="string">
            <text:p>user_interview__photo_passionate__q6_answer</text:p>
          </table:table-cell>
          <table:table-cell office:value-type="string">
            <text:p>Qual è il tuo genere fotografico preferito?</text:p>
          </table:table-cell>
          <table:table-cell table:number-columns-repeated="1018"/>
        </table:table-row>
        <table:table-row table:style-name="ro2">
          <table:table-cell table:number-columns-repeated="1022"/>
        </table:table-row>
        <table:table-row table:style-name="ro2">
          <table:table-cell table:style-name="ce2" office:value-type="string" table:number-columns-spanned="1" table:number-rows-spanned="8">
            <text:p><text:s text:c="4"/>user_interview__fashion_passionate</text:p>
          </table:table-cell>
          <table:table-cell office:value-type="string">
            <text:p>user_interview__fashion_passionate__q1</text:p>
          </table:table-cell>
          <table:table-cell table:style-name="ce3" office:value-type="string">
            <text:p>user_interview__fashion_passionate__q1_answer</text:p>
          </table:table-cell>
          <table:table-cell office:value-type="string">
            <text:p>Parlaci un po' di te, dove sei nata e quali sono le tue passioni</text:p>
          </table:table-cell>
          <table:table-cell table:number-columns-repeated="1018"/>
        </table:table-row>
        <table:table-row table:style-name="ro2">
          <table:covered-table-cell/>
          <table:table-cell office:value-type="string">
            <text:p>user_interview__fashion_passionate__q2</text:p>
          </table:table-cell>
          <table:table-cell table:style-name="ce3" office:value-type="string">
            <text:p>user_interview__fashion_passionate__q2_answer</text:p>
          </table:table-cell>
          <table:table-cell office:value-type="string">
            <text:p>Come è nata questa tua passione per il mondo della moda?</text:p>
          </table:table-cell>
          <table:table-cell table:number-columns-repeated="1018"/>
        </table:table-row>
        <table:table-row table:style-name="ro2">
          <table:covered-table-cell/>
          <table:table-cell office:value-type="string">
            <text:p>user_interview__fashion_passionate__q3</text:p>
          </table:table-cell>
          <table:table-cell table:style-name="ce3" office:value-type="string">
            <text:p>user_interview__fashion_passionate__q3_answer</text:p>
          </table:table-cell>
          <table:table-cell office:value-type="string">
            <text:p>Cosa ti appassiona più nel mondo della moda?</text:p>
          </table:table-cell>
          <table:table-cell table:number-columns-repeated="1018"/>
        </table:table-row>
        <table:table-row table:style-name="ro2">
          <table:covered-table-cell/>
          <table:table-cell office:value-type="string">
            <text:p>user_interview__fashion_passionate__q4</text:p>
          </table:table-cell>
          <table:table-cell table:style-name="ce3" office:value-type="string">
            <text:p>user_interview__fashion_passionate__q4_answer</text:p>
          </table:table-cell>
          <table:table-cell office:value-type="string">
            <text:p>Il tuo pregio più grande e il tuo "peggior" difetto?</text:p>
          </table:table-cell>
          <table:table-cell table:number-columns-repeated="1018"/>
        </table:table-row>
        <table:table-row table:style-name="ro2">
          <table:covered-table-cell/>
          <table:table-cell office:value-type="string">
            <text:p>user_interview__fashion_passionate__q5</text:p>
          </table:table-cell>
          <table:table-cell table:style-name="ce3" office:value-type="string">
            <text:p>user_interview__fashion_passionate__q5_answer</text:p>
          </table:table-cell>
          <table:table-cell office:value-type="string">
            <text:p>Definisci quello che secondo te è la "bellezza"?</text:p>
          </table:table-cell>
          <table:table-cell table:number-columns-repeated="1018"/>
        </table:table-row>
        <table:table-row table:style-name="ro2">
          <table:covered-table-cell/>
          <table:table-cell office:value-type="string">
            <text:p>user_interview__fashion_passionate__q6</text:p>
          </table:table-cell>
          <table:table-cell table:style-name="ce3" office:value-type="string">
            <text:p>user_interview__fashion_passionate__q6_answer</text:p>
          </table:table-cell>
          <table:table-cell office:value-type="string">
            <text:p>Il tuo stile preferito "giornaliero"?</text:p>
          </table:table-cell>
          <table:table-cell table:number-columns-repeated="1018"/>
        </table:table-row>
        <table:table-row table:style-name="ro2">
          <table:covered-table-cell/>
          <table:table-cell office:value-type="string">
            <text:p>user_interview__fashion_passionate__q7</text:p>
          </table:table-cell>
          <table:table-cell table:style-name="ce3" office:value-type="string">
            <text:p>user_interview__fashion_passionate__q7_answer</text:p>
          </table:table-cell>
          <table:table-cell office:value-type="string">
            <text:p>Il tuo stile preferito "serale"?</text:p>
          </table:table-cell>
          <table:table-cell table:number-columns-repeated="1018"/>
        </table:table-row>
        <table:table-row table:style-name="ro2">
          <table:covered-table-cell/>
          <table:table-cell office:value-type="string">
            <text:p>user_interview__fashion_passionate__q8</text:p>
          </table:table-cell>
          <table:table-cell table:style-name="ce3" office:value-type="string">
            <text:p>user_interview__fashion_passionate__q8_answer</text:p>
          </table:table-cell>
          <table:table-cell office:value-type="string">
            <text:p>Convinci la gente a darti un voto</text:p>
          </table:table-cell>
          <table:table-cell table:number-columns-repeated="1018"/>
        </table:table-row>
        <table:table-row table:style-name="ro2">
          <table:table-cell table:number-columns-repeated="1022"/>
        </table:table-row>
        <table:table-row table:style-name="ro2">
          <table:table-cell table:style-name="ce2" office:value-type="string" table:number-columns-spanned="1" table:number-rows-spanned="5">
            <text:p><text:s text:c="4"/>user_interview__just_for_fun</text:p>
          </table:table-cell>
          <table:table-cell office:value-type="string">
            <text:p>user_interview__just_for_fun__q1</text:p>
          </table:table-cell>
          <table:table-cell table:style-name="ce3" office:value-type="string">
            <text:p>user_interview__just_for_fun__q1_answer</text:p>
          </table:table-cell>
          <table:table-cell office:value-type="string">
            <text:p>Parlaci un po' di te, dove sei nata e quali sono le tue passioni</text:p>
          </table:table-cell>
          <table:table-cell table:number-columns-repeated="1018"/>
        </table:table-row>
        <table:table-row table:style-name="ro2">
          <table:covered-table-cell/>
          <table:table-cell office:value-type="string">
            <text:p>user_interview__just_for_fun__q2</text:p>
          </table:table-cell>
          <table:table-cell table:style-name="ce3" office:value-type="string">
            <text:p>user_interview__just_for_fun__q2_answer</text:p>
          </table:table-cell>
          <table:table-cell office:value-type="string">
            <text:p>Il tuo pregio più grande e il tuo "peggior" difetto?</text:p>
          </table:table-cell>
          <table:table-cell table:number-columns-repeated="1018"/>
        </table:table-row>
        <table:table-row table:style-name="ro2">
          <table:covered-table-cell/>
          <table:table-cell office:value-type="string">
            <text:p>user_interview__just_for_fun__q3</text:p>
          </table:table-cell>
          <table:table-cell table:style-name="ce3" office:value-type="string">
            <text:p>user_interview__just_for_fun__q3_answer</text:p>
          </table:table-cell>
          <table:table-cell office:value-type="string">
            <text:p>Quali sono i tuoi look preferiti?</text:p>
          </table:table-cell>
          <table:table-cell table:number-columns-repeated="1018"/>
        </table:table-row>
        <table:table-row table:style-name="ro2">
          <table:covered-table-cell/>
          <table:table-cell office:value-type="string">
            <text:p>user_interview__just_for_fun__q4</text:p>
          </table:table-cell>
          <table:table-cell table:style-name="ce3" office:value-type="string">
            <text:p>user_interview__just_for_fun__q4_answer</text:p>
          </table:table-cell>
          <table:table-cell office:value-type="string">
            <text:p>Una massima in cui ti rispecchi?</text:p>
          </table:table-cell>
          <table:table-cell table:number-columns-repeated="1018"/>
        </table:table-row>
        <table:table-row table:style-name="ro2">
          <table:covered-table-cell/>
          <table:table-cell office:value-type="string">
            <text:p>user_interview__just_for_fun__q5</text:p>
          </table:table-cell>
          <table:table-cell table:style-name="ce3" office:value-type="string">
            <text:p>user_interview__just_for_fun__q5_answer</text:p>
          </table:table-cell>
          <table:table-cell office:value-type="string">
            <text:p>Convinci la gente a darti un voto</text:p>
          </table:table-cell>
          <table:table-cell table:number-columns-repeated="1018"/>
        </table:table-row>
        <table:table-row table:style-name="ro2" table:number-rows-repeated="1048524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Foglio2" table:style-name="ta1">
        <table:table-column table:style-name="co5" table:default-cell-style-name="Default"/>
        <table:table-row table:style-name="ro3">
          <table:table-cell/>
        </table:table-row>
      </table:table>
      <table:table table:name="Foglio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KaitiM GB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6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a </meta:initial-creator>
    <meta:creation-date>2016-03-06T12:57:02</meta:creation-date>
    <dc:date>2016-03-06T18:40:33</dc:date>
    <dc:creator>Maria </dc:creator>
    <meta:editing-duration>PT5H36M18S</meta:editing-duration>
    <meta:editing-cycles>32</meta:editing-cycles>
    <meta:generator>LibreOffice/3.5$Linux_x86 LibreOffice_project/350m1$Build-2</meta:generator>
    <meta:document-statistic meta:table-count="3" meta:cell-count="140" meta:object-count="0"/>
  </office:meta>
</office:document-meta>
</file>